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a98" officeooo:paragraph-rsid="00194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test. This is my tes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4:40:14.115000000</meta:creation-date>
    <dc:date>2024-09-28T14:40:39.845000000</dc:date>
    <meta:editing-duration>PT26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1"/>
    <meta:generator>LibreOffice/24.2.5.2$Windows_X86_64 LibreOffice_project/bffef4ea93e59bebbeaf7f431bb02b1a39ee8a59</meta:generator>
  </office:meta>
</office:document-meta>
</file>